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ry_KacstQurn" svg:font-family="mry_KacstQu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ry_KacstQur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oll No.</text:p>
          </table:table-cell>
          <table:table-cell office:value-type="string" calcext:value-type="string" table:number-columns-spanned="2" table:number-rows-spanned="2">
            <text:p>Name</text:p>
          </table:table-cell>
          <table:covered-table-cell table:style-name="ce1"/>
        </table:table-row>
        <table:table-row table:style-name="ro1">
          <table:covered-table-cell/>
          <table:covered-table-cell table:style-name="Default"/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Akshay K Asokan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2" table:number-rows-spanned="1">
            <text:p>Amal Benny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Amal Vijayan</text:p>
          </table:table-cell>
          <table:covered-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Asiff ali</text:p>
          </table:table-cell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Firos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 table:number-columns-spanned="2" table:number-rows-spanned="1">
            <text:p>Mohamed Shafeekh</text:p>
          </table:table-cell>
          <table:covered-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 table:number-columns-spanned="2" table:number-rows-spanned="1">
            <text:p>Vishnu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ry_KacstQurn" svg:font-family="mry_KacstQu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9:25:13.735282393</meta:creation-date>
    <dc:date>2019-03-07T19:36:58.791934983</dc:date>
    <meta:editing-duration>PT1M35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